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9cac0c"/>
    </style:style>
    <style:style style:name="P2" style:family="paragraph" style:parent-style-name="Standard">
      <style:text-properties officeooo:paragraph-rsid="015e460a"/>
    </style:style>
    <style:style style:name="P3" style:family="paragraph" style:parent-style-name="Standard">
      <style:text-properties officeooo:paragraph-rsid="016108bb"/>
    </style:style>
    <style:style style:name="P4" style:family="paragraph" style:parent-style-name="Standard">
      <style:text-properties officeooo:paragraph-rsid="016b808b"/>
    </style:style>
    <style:style style:name="P5" style:family="paragraph" style:parent-style-name="Standard">
      <style:text-properties officeooo:paragraph-rsid="016d78ec"/>
    </style:style>
    <style:style style:name="P6" style:family="paragraph" style:parent-style-name="Standard">
      <style:text-properties officeooo:paragraph-rsid="01704f04"/>
    </style:style>
    <style:style style:name="P7" style:family="paragraph" style:parent-style-name="Standard">
      <style:text-properties officeooo:paragraph-rsid="0172c5ce"/>
    </style:style>
    <style:style style:name="T1" style:family="text">
      <style:text-properties officeooo:rsid="0003db40"/>
    </style:style>
    <style:style style:name="T2" style:family="text">
      <style:text-properties officeooo:rsid="0010832c"/>
    </style:style>
    <style:style style:name="T3" style:family="text">
      <style:text-properties officeooo:rsid="005620ba"/>
    </style:style>
    <style:style style:name="T4" style:family="text">
      <style:text-properties officeooo:rsid="00566d4e"/>
    </style:style>
    <style:style style:name="T5" style:family="text">
      <style:text-properties officeooo:rsid="00f92102"/>
    </style:style>
    <style:style style:name="T6" style:family="text">
      <style:text-properties officeooo:rsid="00fa903a"/>
    </style:style>
    <style:style style:name="T7" style:family="text">
      <style:text-properties officeooo:rsid="00fb2b41"/>
    </style:style>
    <style:style style:name="T8" style:family="text">
      <style:text-properties officeooo:rsid="01255b3c"/>
    </style:style>
    <style:style style:name="T9" style:family="text">
      <style:text-properties officeooo:rsid="0126e538"/>
    </style:style>
    <style:style style:name="T10" style:family="text">
      <style:text-properties officeooo:rsid="0158aa24"/>
    </style:style>
    <style:style style:name="T11" style:family="text">
      <style:text-properties officeooo:rsid="015a08c5"/>
    </style:style>
    <style:style style:name="T12" style:family="text">
      <style:text-properties officeooo:rsid="015d1314"/>
    </style:style>
    <style:style style:name="T13" style:family="text">
      <style:text-properties officeooo:rsid="015e460a"/>
    </style:style>
    <style:style style:name="T14" style:family="text">
      <style:text-properties officeooo:rsid="015f8e7d"/>
    </style:style>
    <style:style style:name="T15" style:family="text">
      <style:text-properties officeooo:rsid="016108bb"/>
    </style:style>
    <style:style style:name="T16" style:family="text">
      <style:text-properties officeooo:rsid="01629d8c"/>
    </style:style>
    <style:style style:name="T17" style:family="text">
      <style:text-properties officeooo:rsid="016417a6"/>
    </style:style>
    <style:style style:name="T18" style:family="text">
      <style:text-properties officeooo:rsid="0167c775"/>
    </style:style>
    <style:style style:name="T19" style:family="text">
      <style:text-properties officeooo:rsid="01690efd"/>
    </style:style>
    <style:style style:name="T20" style:family="text">
      <style:text-properties officeooo:rsid="01696a36"/>
    </style:style>
    <style:style style:name="T21" style:family="text">
      <style:text-properties officeooo:rsid="0169ed9f"/>
    </style:style>
    <style:style style:name="T22" style:family="text">
      <style:text-properties officeooo:rsid="016b808b"/>
    </style:style>
    <style:style style:name="T23" style:family="text">
      <style:text-properties officeooo:rsid="016be1b8"/>
    </style:style>
    <style:style style:name="T24" style:family="text">
      <style:text-properties officeooo:rsid="016d78ec"/>
    </style:style>
    <style:style style:name="T25" style:family="text">
      <style:text-properties officeooo:rsid="016eb429"/>
    </style:style>
    <style:style style:name="T26" style:family="text">
      <style:text-properties officeooo:rsid="01701fdd"/>
    </style:style>
    <style:style style:name="T27" style:family="text">
      <style:text-properties officeooo:rsid="01704f04"/>
    </style:style>
    <style:style style:name="T28" style:family="text">
      <style:text-properties officeooo:rsid="017203cd"/>
    </style:style>
    <style:style style:name="T29" style:family="text">
      <style:text-properties officeooo:rsid="0172c5ce"/>
    </style:style>
    <style:style style:name="T30" style:family="text">
      <style:text-properties officeooo:rsid="017420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T</text:span><text:span text:style-name="T6">H</text:span><text:span text:style-name="T7">2</text:span><text:span text:style-name="T8">11</text:span><text:span text:style-name="T4">,</text:span><text:span text:style-name="T1"> </text:span><text:span text:style-name="T11">11.4</text:span><text:span text:style-name="T2">.201</text:span><text:span text:style-name="T5">3</text:span><text:span text:style-name="T2">, </text:span><text:span text:style-name="T1">1</text:span><text:span text:style-name="T11">5</text:span><text:span text:style-name="T9">:00</text:span><text:span text:style-name="T3"> – </text:span><text:span text:style-name="T26">15:</text:span><text:span text:style-name="T30">3</text:span><text:span text:style-name="T26">0</text:span></text:p>
      <text:p text:style-name="P1"><text:span text:style-name="T10"/></text:p>
      <text:p text:style-name="P1"><text:span text:style-name="T12">Progress is really good when comparing the time estimated and actual progress, 85 % of work for about 40 % of the time budget.</text:span></text:p>
      <text:p text:style-name="P1"><text:span text:style-name="T12"/></text:p>
      <text:p text:style-name="P2"><text:span text:style-name="T14">Question about testing: </text:span><text:span text:style-name="T13">Test plan is in progress, and tests will be performed manually by the team.</text:span></text:p>
      <text:p text:style-name="P2"><text:span text:style-name="T13"/></text:p>
      <text:p text:style-name="P3"><text:span text:style-name="T15">Integration to trunk has gone well, no problems except with SVN (fixed now). </text:span><text:span text:style-name="T16">The problem was caused by a file in the plugin system, the file should not get any changes now so it shouldn't cause any </text:span><text:span text:style-name="T17">more </text:span><text:span text:style-name="T16">problems.</text:span></text:p>
      <text:p text:style-name="P3"><text:span text:style-name="T16"/></text:p>
      <text:p text:style-name="P4"><text:span text:style-name="T18">$ signs used for storing external directories, because it can't be used in normal file paths. This makes the implementation quite easy. </text:span><text:span text:style-name="T19">No IP-Xact extensions required for these. </text:span><text:span text:style-name="T20">No adding them to filesets </text:span><text:span text:style-name="T21">(not able to add any files to filesets), </text:span><text:span text:style-name="T22">this needs to be done.</text:span></text:p>
      <text:p text:style-name="P4"><text:span text:style-name="T21"/></text:p>
      <text:p text:style-name="P4"><text:span text:style-name="T22">Demoing current state of the software</text:span><text:span text:style-name="T20">. </text:span><text:span text:style-name="T23">Everything seems to be fine, the program works just as expected.</text:span></text:p>
      <text:p text:style-name="P4"><text:span text:style-name="T23"/></text:p>
      <text:p text:style-name="P5"><text:span text:style-name="T24">Currently a problem with implementation in the other parts of Kactus2 which makes some tool usage scenarios slow. </text:span><text:span text:style-name="T25">This requires changes in Kactus2.</text:span></text:p>
      <text:p text:style-name="P5"><text:span text:style-name="T25"/></text:p>
      <text:p text:style-name="P6"><text:span text:style-name="T27">Need some tests for performance and </text:span><text:span text:style-name="T28">coverage. </text:span></text:p>
      <text:p text:style-name="P6"><text:span text:style-name="T28"/></text:p>
      <text:p text:style-name="P7"><text:span text:style-name="T29">Verilog support would be really nice, about 20 hours of work to implement an additional languag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33M45S</meta:editing-duration>
    <meta:editing-cycles>355</meta:editing-cycles>
    <meta:generator>LibreOffice/3.6$Windows_x86 LibreOffice_project/da8c1e6-fd468f4-454e206-f42a4a9-143cfd</meta:generator>
    <dc:date>2013-04-11T15:28:52.62</dc:date>
    <meta:document-statistic meta:table-count="0" meta:image-count="0" meta:object-count="0" meta:page-count="1" meta:paragraph-count="9" meta:word-count="194" meta:character-count="1129" meta:non-whitespace-character-count="943"/>
    <meta:user-defined meta:name="Info 1"/>
    <meta:user-defined meta:name="Info 2"/>
    <meta:user-defined meta:name="Info 3"/>
    <meta:user-defined meta:name="Info 4"/>
  </office:meta>
</office:document-meta>
</file>